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5ad" officeooo:paragraph-rsid="001b05ad"/>
    </style:style>
    <style:style style:name="P2" style:family="paragraph" style:parent-style-name="Standard">
      <style:text-properties officeooo:rsid="001dbcef" officeooo:paragraph-rsid="001dbcef"/>
    </style:style>
    <style:style style:name="P3" style:family="paragraph" style:parent-style-name="Standard">
      <style:text-properties officeooo:rsid="001f8924" officeooo:paragraph-rsid="001f8924"/>
    </style:style>
    <style:style style:name="P4" style:family="paragraph" style:parent-style-name="Standard">
      <style:text-properties officeooo:rsid="0021017d" officeooo:paragraph-rsid="0021017d"/>
    </style:style>
    <style:style style:name="P5" style:family="paragraph" style:parent-style-name="Standard">
      <style:text-properties officeooo:rsid="0021017d" officeooo:paragraph-rsid="00251308"/>
    </style:style>
    <style:style style:name="P6" style:family="paragraph" style:parent-style-name="Standard">
      <style:text-properties officeooo:rsid="0022dc59" officeooo:paragraph-rsid="0022dc59"/>
    </style:style>
    <style:style style:name="P7" style:family="paragraph" style:parent-style-name="Standard">
      <style:text-properties officeooo:rsid="0023f648" officeooo:paragraph-rsid="0023f648"/>
    </style:style>
    <style:style style:name="P8" style:family="paragraph" style:parent-style-name="Standard">
      <style:text-properties officeooo:rsid="0024815e" officeooo:paragraph-rsid="0024815e"/>
    </style:style>
    <style:style style:name="P9" style:family="paragraph" style:parent-style-name="Standard">
      <style:text-properties officeooo:rsid="00251308" officeooo:paragraph-rsid="00251308"/>
    </style:style>
    <style:style style:name="P10" style:family="paragraph" style:parent-style-name="Standard">
      <style:text-properties officeooo:rsid="0027633b" officeooo:paragraph-rsid="0027633b"/>
    </style:style>
    <style:style style:name="T1" style:family="text">
      <style:text-properties officeooo:rsid="001bf714"/>
    </style:style>
    <style:style style:name="T2" style:family="text">
      <style:text-properties officeooo:rsid="001d18f7"/>
    </style:style>
    <style:style style:name="T3" style:family="text">
      <style:text-properties officeooo:rsid="0021017d"/>
    </style:style>
    <style:style style:name="T4" style:family="text">
      <style:text-properties officeooo:rsid="002218e0"/>
    </style:style>
    <style:style style:name="T5" style:family="text">
      <style:text-properties officeooo:rsid="0022dc59"/>
    </style:style>
    <style:style style:name="T6" style:family="text">
      <style:text-properties officeooo:rsid="0024815e"/>
    </style:style>
    <style:style style:name="T7" style:family="text">
      <style:text-properties officeooo:rsid="002491ac"/>
    </style:style>
    <style:style style:name="T8" style:family="text">
      <style:text-properties officeooo:rsid="00263cdf"/>
    </style:style>
    <style:style style:name="T9" style:family="text">
      <style:text-properties officeooo:rsid="0027633b"/>
    </style:style>
    <style:style style:name="T10" style:family="text">
      <style:text-properties officeooo:rsid="0027ad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nging our paradigm for Variables</text:p>
      <text:p text:style-name="P1"/>
      <text:p text:style-name="P1">For students enrolled in the 101-109 introduction to Ruby courses, there can be a lot of confusion regarding object mutation. <text:s/>It can be confusing when you send a variable to a method, and when execution returns the variable has completely changed. <text:s/>Or sometimes, it's stayed the same when you expected it to be different. <text:s/>If you haven't already, I highly encourage you to read XXXX, which goes more in depth into the technical aspect regarding object mutation. <text:s/>My goal here is to take a more casual look at the topic in the hopes of giving people a different mental model when approaching the situation, <text:span text:style-name="T2">and give some meaning to the idea of Ruby being a “call by reference to the value” language.</text:span></text:p>
      <text:p text:style-name="P1"/>
      <text:p text:style-name="P1">How we commonly look at variables:</text:p>
      <text:p text:style-name="P1"/>
      <text:p text:style-name="P1">We usually talk about variables in one of two ways;</text:p>
      <text:p text:style-name="P1">1) We say that variables are equivalent to an object</text:p>
      <text:p text:style-name="P1">Ex. “Variable X is equal to 5 here.” “Variable str is a string of names.” <text:s/>“My sum variable is the sum of all the elements in the array.” <text:s/>“I output the answer variable to the screen.”</text:p>
      <text:p text:style-name="P1"/>
      <text:p text:style-name="P1">This is mostly just a convention of English, but it's dangerous to conflate equivalence with value. <text:s/>That is to say, the variable <text:span text:style-name="T8">'</text:span>x<text:span text:style-name="T8">'</text:span> may be able to give you the value of such and so if you use it, but we have to remember that Variables are NOT the same as the object. <text:s/>They are two <text:span text:style-name="T1">separate</text:span> entities.</text:p>
      <text:p text:style-name="P1"/>
      <text:p text:style-name="P1">2) We say that a variable contains some object.</text:p>
      <text:p text:style-name="P1">Ex. “I calculate the difference and store it in variable diff.” <text:s/>“<text:span text:style-name="T1">We can store the result in an array called 'arr'”. <text:s/>“This variable contains all the phone numbers as an array.”</text:span></text:p>
      <text:p text:style-name="P1"/>
      <text:p text:style-name="P2">This is probably the most common way you'll hear variables be referenced in natural English. <text:s/>This invokes an idea that variables are some kind of 'bucket', that we just have to tip over or reach inside to get at the contents. <text:s/>This couldn't be further from the truth. <text:s/>The only thing 'inside' a variable is a long series of letters and numbers that refer to an address in memory.</text:p>
      <text:p text:style-name="P2"/>
      <text:p text:style-name="P2">Now, there is nothing wrong with using these two English conventions when speaking about variables, assignment, etc as long as you remember the truth of the situation is different. <text:s/>The problem is, however, novice programmers like myself may become confused when variables and objects react in a way that we don't expect. <text:s/>The prime example: mutation. <text:s/>Why would a variable change when I send it to a method? <text:s/>Or, why didn't my variable change when I assigned it a new value? <text:s/>These are common questions and though we can read about what mutation or call by reference mean until our eyes pop out, without a mental model that is closer to the truth of the situation it <text:span text:style-name="T8">may mostly be a waste</text:span>.</text:p>
      <text:p text:style-name="P2"/>
      <text:p text:style-name="P2">A New Approach: Remote Controls and Robots</text:p>
      <text:p text:style-name="P2"/>
      <text:p text:style-name="P3">Let's imagine you, like me, can't get enough of robots fighting each other for your amusement ala Battle Bots (If you're unfamiliar, Battle Bots was a TV show where a team of contestants would build a robot to duke it out with another team's robot gladiator style.) <text:s text:c="2"/><text:span text:style-name="T3">But I have no idea how to actually build a Robot, and don't have much desire to learn. <text:s/></text:span></text:p>
      <text:p text:style-name="P3"/>
      <text:p text:style-name="P4">So let's imagine there is a big warehouse store you can go to that, for a small fee, you can purchase a remote <text:span text:style-name="T4">to control a robot </text:span>and the staff at the store build the robot for you. <text:s/>You don't have to worry about servos, motors, batteries, storage, anything. <text:s/>All you have to worry about is your remote. <text:s/>It's filled with hundreds of buttons: swing hammer, fire lazer, run away, <text:span text:style-name="T5">add extra wheels,</text:span>etc etc. <text:s/>And if <text:soft-page-break/>you're feeling creative, you can even program in a few buttons of your own. <text:s/>When you go to the store, you can have fun with the robot all you want, but at the end of the day you leave your robot there and the store takes care of it for you until you're ready to battle again. <text:s/><text:span text:style-name="T4">If you ever get bored with your robot, the store will take it back from you and tear it down for parts.</text:span></text:p>
      <text:p text:style-name="P4"/>
      <text:p text:style-name="P4">This, in my mind, is a way better way to think about variables and objects. <text:s/><text:span text:style-name="T5">Remote controls are much like variables; small and not particularly interesting in and of themselves. <text:s/>But what makes them powerful is that they are linked to something else: Robots, or in other words, Objects. <text:s/>You can press buttons on the remote just like you call methods on an object. <text:s/>When you press a button, it's not the remote that changes. <text:s/>It's the Robot. <text:s/>And that's a key point to remember. <text:s/>We have no idea how to actually make Robots, but thankfully the store, or Ruby, does. <text:s/>Ruby handles the creation of the object, it's storage in memory, and cleaning it up when it's no longer needed. <text:s/>All we have to worry about is our remotes and the buttons we push.</text:span></text:p>
      <text:p text:style-name="P4"/>
      <text:p text:style-name="P6">If we look very carefully at our remote controls, we see it's split up into mutating buttons and non mutating buttons. <text:s/>When we press a mutating button, our Robot changes it's state. <text:s/>For example, it moves forward. <text:s/>Or it sprouts a jet pack. <text:s/>Or it bangs a hammer. <text:s/>The Robot is moving around but our remote is still connected to it.</text:p>
      <text:p text:style-name="P6"/>
      <text:p text:style-name="P6">Then what happens when we press a non-muating method? <text:s/>Let's say we push the, “add an extra cannon to the top of it's head!” button. <text:s/>The store staff look at our robot and quickly conclude, “there's no way we can add that to this Robot.” <text:s/>So they go off and build and entirely new robot, complete with head cannon, and then assign your remote control to that -new- robot. <text:s/>Your old Robot, now totally boring because it didn't have that head cannon, has no remotes connected to it and is quietly taken off to be torn down into scrap. <text:s/></text:p>
      <text:p text:style-name="P6"/>
      <text:p text:style-name="P6">This again is how Ruby handles variables and objects. <text:s/>If you call a non-mutating method, an entirely new object is created and your variable is reassigned to <text:span text:style-name="T9">point to </text:span>that new object. <text:s/>The variable <text:span text:style-name="T9">itself </text:span>has not changed, but it now points to an entirely new object. <text:s/>Your old object(assuming no other variables point to it) becomes open for garbage collection which Ruby handles all on its own.</text:p>
      <text:p text:style-name="P6"/>
      <text:p text:style-name="P6">Call by Reference to the Value</text:p>
      <text:p text:style-name="P6"/>
      <text:p text:style-name="P7">One day your friend says they want to try out your robot and fight some chumps. <text:s/>However, the store has a very strict policy about sharing remotes. <text:s/>So the solution is simple: you give your friend a copy of your remote. <text:s/>Your friend then goes and presses a bunch of buttons. <text:s/>Some of the buttons mutate your Robot. <text:s/>But then they press a non-mutating method, and the staff create a new robot and assign it to THEIR remote, <text:span text:style-name="T9">not yours!</text:span> <text:s/>Your friend keeps playing for a while, then goes home.</text:p>
      <text:p text:style-name="P7"/>
      <text:p text:style-name="P7">When you return to the store, you see a few changes to your robot. <text:s/>But you don't see the new robot your friend was given because after he left, his robot was torn down for scrap.</text:p>
      <text:p text:style-name="P7"/>
      <text:p text:style-name="P8">This is the clearest example of Call by Reference to the Value. <text:s/>Your remote has remained unchanged in what it points to- your crazy head cannon robot. <text:s/>When your friend made a copy, they were able to mutate your Robot some, but once they pressed a non-mutating method they were given their own Robot to play with. <text:s/>But once your friend went home and went out of scope, that Robot was up for garbage collection. <text:s/><text:span text:style-name="T9">Thankfully, the head-cannon Robot is still ready to go!</text:span></text:p>
      <text:p text:style-name="P8"/>
      <text:p text:style-name="P8"><text:soft-page-break/>In other words, in Ruby, when you send your variable to a method, you are giving that method only a COPY of your remote control. <text:s/>Not the remote control itself. <text:s/>This is why a method can mutate what your remote control points to, but once it does a non-mutating method an entire new object is created and your original object does not continue to change.</text:p>
      <text:p text:style-name="P6"/>
      <text:p text:style-name="P7">To get a clearer idea of what 'call by reference to the value' means, let's take a look at a pure call by reference language <text:span text:style-name="T6">to see how it's different.</text:span></text:p>
      <text:p text:style-name="P7"/>
      <text:p text:style-name="P7">Take a look at the following <text:span text:style-name="T6">C++</text:span> code example, courtesy of XXX:</text:p>
      <text:p text:style-name="P7">#include &lt;iostream&gt;</text:p>
      <text:p text:style-name="P7">#include &lt;string&gt;</text:p>
      <text:p text:style-name="P7"/>
      <text:p text:style-name="P7">void</text:p>
      <text:p text:style-name="P7">xyzzy(std::string &amp; x) {</text:p>
      <text:p text:style-name="P7"><text:s/>x = "abc";</text:p>
      <text:p text:style-name="P7">}</text:p>
      <text:p text:style-name="P7"/>
      <text:p text:style-name="P7">int</text:p>
      <text:p text:style-name="P7">main() {</text:p>
      <text:p text:style-name="P7"><text:s text:c="3"/>std::string y = "xyz";</text:p>
      <text:p text:style-name="P7"><text:s text:c="3"/>xyzzy(y);</text:p>
      <text:p text:style-name="P7"><text:s text:c="3"/>std::cout &lt;&lt; y;</text:p>
      <text:p text:style-name="P7">}</text:p>
      <text:p text:style-name="P7"/>
      <text:p text:style-name="P4"/>
      <text:p text:style-name="P7">Basically, this program declares a variable, 'y', and assigns it the value “xyz”. <text:s/>The y variable is then passed to a function, xyzzy as an argument. <text:s/>In the function body, that variable y (now being called x) is reassigned the value “abc”. <text:s/><text:span text:style-name="T9">Execution returns to the main program, and t</text:span>he value of y is then output with std::cout.</text:p>
      <text:p text:style-name="P7"/>
      <text:p text:style-name="P7">If this were ruby, what would the value of y be? <text:s/>It would still be “xyz”, because assignment is non-mutating. <text:s/>However, in C++, this will output “abc”. <text:s/><text:span text:style-name="T7">The remote control of 'y' was passed over directly to the function, and that function changed the values of that remote itself by making it point to something new. <text:s/>You can see how this is very different from Ruby.</text:span></text:p>
      <text:p text:style-name="P7"/>
      <text:p text:style-name="P10">In Ruby, the object may change but your variable does not. <text:s/>In other languages, you can change the variable, or object, or both.</text:p>
      <text:p text:style-name="P7"/>
      <text:p text:style-name="P9">Summary:</text:p>
      <text:p text:style-name="P5"/>
      <text:p text:style-name="P10">My mental model of Remotes and Robots quickly breaks down if we actually thing about the processes of methods, but just the idea that variables are remotes and that objects are their own <text:span text:style-name="T10">separate</text:span> entities is important when trying to understand Ruby as a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5:11:59.857616662</meta:creation-date>
    <dc:date>2016-10-06T16:12:44.884252490</dc:date>
    <meta:editing-duration>PT1H37S</meta:editing-duration>
    <meta:editing-cycles>15</meta:editing-cycles>
    <meta:generator>LibreOffice/5.1.4.2$Linux_x86 LibreOffice_project/10m0$Build-2</meta:generator>
    <meta:document-statistic meta:table-count="0" meta:image-count="0" meta:object-count="0" meta:page-count="3" meta:paragraph-count="42" meta:word-count="1609" meta:character-count="8826" meta:non-whitespace-character-count="7177"/>
  </office:meta>
</office:document-meta>
</file>